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400000378999D5E20.png" manifest:media-type="image/png"/>
  <manifest:file-entry manifest:full-path="Pictures/10000000000003640000037878B14A8B.png" manifest:media-type="image/png"/>
  <manifest:file-entry manifest:full-path="Pictures/10000000000003640000037867762751.png" manifest:media-type="image/png"/>
  <manifest:file-entry manifest:full-path="Pictures/100000000000036400000378FEACF1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09cm, 0cm, 0.419cm, 0.20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09cm, 0cm, 0.419cm, 0.12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9cm, 0cm, 0.409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9cm, 0cm, 0.409cm, 0.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0.185cm" svg:x="0cm" svg:y="0cm">
          <draw:image xlink:href="Pictures/100000000000036400000378FEACF129.png" xlink:type="simple" xlink:show="embed" xlink:actuate="onLoad">
            <text:p/>
          </draw:image>
        </draw:frame>
        <draw:frame draw:style-name="gr2" draw:text-style-name="P1" draw:layer="layout" svg:width="10.16cm" svg:height="10.16cm" svg:x="10.795cm" svg:y="0cm">
          <draw:image xlink:href="Pictures/10000000000003640000037878B14A8B.png" xlink:type="simple" xlink:show="embed" xlink:actuate="onLoad">
            <text:p/>
          </draw:image>
        </draw:frame>
        <draw:frame draw:style-name="gr3" draw:text-style-name="P1" draw:layer="layout" svg:width="10.16cm" svg:height="10.176cm" svg:x="-0.016cm" svg:y="10.779cm">
          <draw:image xlink:href="Pictures/100000000000036400000378999D5E20.png" xlink:type="simple" xlink:show="embed" xlink:actuate="onLoad">
            <text:p/>
          </draw:image>
        </draw:frame>
        <draw:frame draw:style-name="gr4" draw:text-style-name="P1" draw:layer="layout" svg:width="10.16cm" svg:height="10.185cm" svg:x="10.795cm" svg:y="10.795cm">
          <draw:image xlink:href="Pictures/100000000000036400000378677627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55cm" fo:page-height="20.9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Poeppl</meta:initial-creator>
    <meta:creation-date>2016-07-25T17:10:25.503235601</meta:creation-date>
    <dc:date>2016-07-25T17:26:54.971038390</dc:date>
    <dc:creator>Alexander Poeppl</dc:creator>
    <meta:editing-duration>PT1M58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